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font-size="16pt" officeooo:rsid="006bf573" officeooo:paragraph-rsid="006bf573" style:font-size-asian="16pt" style:font-size-complex="16pt"/>
    </style:style>
    <style:style style:name="P2" style:family="paragraph" style:parent-style-name="Heading_20_4">
      <style:paragraph-properties fo:text-align="center" style:justify-single-word="false"/>
      <style:text-properties fo:font-size="16pt" officeooo:rsid="006cbe39" officeooo:paragraph-rsid="006cbe39" style:font-size-asian="16pt" style:font-size-complex="16pt"/>
    </style:style>
    <style:style style:name="P3" style:family="paragraph" style:parent-style-name="Heading_20_4">
      <style:paragraph-properties fo:text-align="center" style:justify-single-word="false"/>
      <style:text-properties fo:font-size="16pt" officeooo:rsid="00781ad6" officeooo:paragraph-rsid="00781ad6" style:font-size-asian="16pt" style:font-size-complex="16pt"/>
    </style:style>
    <style:style style:name="P4" style:family="paragraph" style:parent-style-name="Heading_20_4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Heading_20_4">
      <style:paragraph-properties fo:text-align="center" style:justify-single-word="false"/>
      <style:text-properties fo:font-size="16pt" officeooo:rsid="00a27f55" officeooo:paragraph-rsid="00a27f5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f4037" officeooo:paragraph-rsid="000f4037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40da73"/>
    </style:style>
    <style:style style:name="P8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officeooo:paragraph-rsid="0040da73"/>
    </style:style>
    <style:style style:name="P9" style:family="paragraph" style:parent-style-name="Text_20_body">
      <style:paragraph-properties fo:text-align="justify" style:justify-single-word="false"/>
      <style:text-properties officeooo:paragraph-rsid="0040da73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3fa378"/>
    </style:style>
    <style:style style:name="P11" style:family="paragraph" style:parent-style-name="Preformatted_20_Text">
      <style:paragraph-properties fo:text-align="justify" style:justify-single-word="false"/>
      <style:text-properties officeooo:paragraph-rsid="0041d468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officeooo:paragraph-rsid="0041d468"/>
    </style:style>
    <style:style style:name="P13" style:family="paragraph" style:parent-style-name="Text_20_body">
      <style:paragraph-properties fo:text-align="justify" style:justify-single-word="false"/>
      <style:text-properties officeooo:paragraph-rsid="0041d468"/>
    </style:style>
    <style:style style:name="P14" style:family="paragraph" style:parent-style-name="Preformatted_20_Text">
      <style:paragraph-properties fo:text-align="justify" style:justify-single-word="false"/>
      <style:text-properties officeooo:paragraph-rsid="00648391"/>
    </style:style>
    <style:style style:name="P15" style:family="paragraph" style:parent-style-name="Preformatted_20_Text">
      <style:paragraph-properties fo:text-align="justify" style:justify-single-word="false"/>
      <style:text-properties officeooo:paragraph-rsid="004a051b"/>
    </style:style>
    <style:style style:name="P16" style:family="paragraph" style:parent-style-name="Text_20_body">
      <style:paragraph-properties fo:text-align="justify" style:justify-single-word="false"/>
      <style:text-properties officeooo:paragraph-rsid="004a051b"/>
    </style:style>
    <style:style style:name="P17" style:family="paragraph" style:parent-style-name="Preformatted_20_Text">
      <style:paragraph-properties fo:text-align="justify" style:justify-single-word="false"/>
      <style:text-properties officeooo:paragraph-rsid="00671cc2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512089"/>
    </style:style>
    <style:style style:name="P19" style:family="paragraph" style:parent-style-name="Text_20_body">
      <style:paragraph-properties fo:text-align="justify" style:justify-single-word="false"/>
      <style:text-properties officeooo:paragraph-rsid="00512089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681803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53b6d5"/>
    </style:style>
    <style:style style:name="P22" style:family="paragraph" style:parent-style-name="Text_20_body">
      <style:paragraph-properties fo:text-align="justify" style:justify-single-word="false"/>
      <style:text-properties officeooo:paragraph-rsid="0053b6d5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6a34df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6bf573"/>
    </style:style>
    <style:style style:name="P27" style:family="paragraph" style:parent-style-name="Heading_20_4">
      <style:paragraph-properties fo:text-align="justify" style:justify-single-word="false"/>
      <style:text-properties officeooo:paragraph-rsid="008bec51"/>
    </style:style>
    <style:style style:name="P28" style:family="paragraph" style:parent-style-name="Preformatted_20_Text">
      <style:paragraph-properties fo:text-align="justify" style:justify-single-word="false"/>
      <style:text-properties officeooo:paragraph-rsid="008bec51"/>
    </style:style>
    <style:style style:name="P29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8bec51"/>
    </style:style>
    <style:style style:name="P30" style:family="paragraph" style:parent-style-name="Standard">
      <style:paragraph-properties fo:text-align="justify" style:justify-single-word="false"/>
      <style:text-properties officeooo:paragraph-rsid="008bec51"/>
    </style:style>
    <style:style style:name="P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officeooo:paragraph-rsid="008bec51"/>
    </style:style>
    <style:style style:name="P32" style:family="paragraph" style:parent-style-name="Text_20_body">
      <style:paragraph-properties fo:text-align="justify" style:justify-single-word="false"/>
      <style:text-properties officeooo:paragraph-rsid="008bec51"/>
    </style:style>
    <style:style style:name="P33" style:family="paragraph" style:parent-style-name="Text_20_body">
      <loext:graphic-properties draw:fill-gradient-name="gradient" draw:fill-hatch-name="hatch"/>
      <style:paragraph-properties fo:margin-top="0.25cm" fo:margin-bottom="0.25cm" style:contextual-spacing="false" fo:text-align="justify" style:justify-single-word="false"/>
      <style:text-properties officeooo:paragraph-rsid="008bec51"/>
    </style:style>
    <style:style style:name="P34" style:family="paragraph" style:parent-style-name="Preformatted_20_Text">
      <style:paragraph-properties fo:text-align="justify" style:justify-single-word="false"/>
      <style:text-properties officeooo:rsid="003fa378" officeooo:paragraph-rsid="0040da73"/>
    </style:style>
    <style:style style:name="P35" style:family="paragraph" style:parent-style-name="Preformatted_20_Text">
      <style:paragraph-properties fo:text-align="justify" style:justify-single-word="false"/>
      <style:text-properties officeooo:rsid="00471508" officeooo:paragraph-rsid="00471508"/>
    </style:style>
    <style:style style:name="P36" style:family="paragraph" style:parent-style-name="Preformatted_20_Text">
      <style:paragraph-properties fo:text-align="justify" style:justify-single-word="false"/>
      <style:text-properties officeooo:rsid="00471508" officeooo:paragraph-rsid="004a051b"/>
    </style:style>
    <style:style style:name="P37" style:family="paragraph" style:parent-style-name="Preformatted_20_Text">
      <style:paragraph-properties fo:text-align="justify" style:justify-single-word="false"/>
      <style:text-properties officeooo:rsid="00471508" officeooo:paragraph-rsid="00512089"/>
    </style:style>
    <style:style style:name="P38" style:family="paragraph" style:parent-style-name="Preformatted_20_Text">
      <style:paragraph-properties fo:text-align="justify" style:justify-single-word="false"/>
      <style:text-properties officeooo:rsid="00471508" officeooo:paragraph-rsid="0053b6d5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2pt" officeooo:rsid="00628a0c" officeooo:paragraph-rsid="00628a0c" style:font-size-asian="12pt" style:font-size-complex="12pt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erif" fo:font-size="12pt" officeooo:rsid="00628a0c" officeooo:paragraph-rsid="00648391" style:font-size-asian="12pt" style:font-size-complex="12pt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2pt" officeooo:rsid="00628a0c" officeooo:paragraph-rsid="00671cc2" style:font-size-asian="12pt" style:font-size-complex="12pt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2pt" officeooo:rsid="00628a0c" officeooo:paragraph-rsid="00681803" style:font-size-asian="12pt" style:font-size-complex="12pt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2pt" officeooo:rsid="00628a0c" officeooo:paragraph-rsid="006a34df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0578cd8" officeooo:paragraph-rsid="00578cd8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/>
      <style:text-properties fo:font-size="12pt" fo:font-weight="normal" officeooo:rsid="007ae263" officeooo:paragraph-rsid="007ae263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officeooo:rsid="0017874c" officeooo:paragraph-rsid="008bec51"/>
    </style:style>
    <style:style style:name="P47" style:family="paragraph" style:parent-style-name="Text_20_body">
      <style:paragraph-properties fo:text-align="justify" style:justify-single-word="false"/>
      <style:text-properties officeooo:rsid="002e03ad" officeooo:paragraph-rsid="008bec51"/>
    </style:style>
    <style:style style:name="P48" style:family="paragraph" style:parent-style-name="Text_20_body">
      <style:paragraph-properties fo:text-align="justify" style:justify-single-word="false"/>
      <style:text-properties officeooo:rsid="0034ab2c" officeooo:paragraph-rsid="008bec51"/>
    </style:style>
    <style:style style:name="P49" style:family="paragraph" style:parent-style-name="Text_20_body">
      <style:paragraph-properties fo:text-align="justify" style:justify-single-word="false"/>
      <style:text-properties officeooo:rsid="003788a3" officeooo:paragraph-rsid="008bec51"/>
    </style:style>
    <style:style style:name="P50" style:family="paragraph" style:parent-style-name="Text_20_body">
      <style:paragraph-properties fo:text-align="justify" style:justify-single-word="false"/>
      <style:text-properties officeooo:rsid="0053b6d5" officeooo:paragraph-rsid="008bec51"/>
    </style:style>
    <style:style style:name="P51" style:family="paragraph" style:parent-style-name="Text_20_body">
      <style:text-properties officeooo:paragraph-rsid="006bf573"/>
    </style:style>
    <style:style style:name="P52" style:family="paragraph" style:parent-style-name="Text_20_body">
      <style:paragraph-properties fo:text-align="justify" style:justify-single-word="false"/>
      <style:text-properties officeooo:rsid="006cbe39" officeooo:paragraph-rsid="006e4c81"/>
    </style:style>
    <style:style style:name="P53" style:family="paragraph" style:parent-style-name="Text_20_body">
      <style:paragraph-properties fo:text-align="justify" style:justify-single-word="false"/>
      <style:text-properties officeooo:rsid="006cbe39" officeooo:paragraph-rsid="006cbe39"/>
    </style:style>
    <style:style style:name="P54" style:family="paragraph" style:parent-style-name="Text_20_body">
      <style:text-properties officeooo:paragraph-rsid="006cbe39"/>
    </style:style>
    <style:style style:name="P55" style:family="paragraph" style:parent-style-name="Text_20_body">
      <style:paragraph-properties fo:text-align="justify" style:justify-single-word="false"/>
      <style:text-properties officeooo:rsid="00744e6f" officeooo:paragraph-rsid="00744e6f"/>
    </style:style>
    <style:style style:name="P56" style:family="paragraph" style:parent-style-name="Text_20_body">
      <style:text-properties officeooo:paragraph-rsid="00781ad6"/>
    </style:style>
    <style:style style:name="P57" style:family="paragraph" style:parent-style-name="Text_20_body">
      <style:paragraph-properties fo:text-align="justify" style:justify-single-word="false"/>
      <style:text-properties officeooo:rsid="002055e1" officeooo:paragraph-rsid="008bec51"/>
    </style:style>
    <style:style style:name="P58" style:family="paragraph" style:parent-style-name="Standard">
      <style:paragraph-properties fo:text-align="justify" style:justify-single-word="false"/>
      <style:text-properties officeooo:rsid="0075a67c" officeooo:paragraph-rsid="0075a67c"/>
    </style:style>
    <style:style style:name="P59" style:family="paragraph" style:parent-style-name="Text_20_body">
      <style:paragraph-properties fo:text-align="justify" style:justify-single-word="false"/>
      <style:text-properties officeooo:rsid="0080fa9a" officeooo:paragraph-rsid="00859adf"/>
    </style:style>
    <style:style style:name="P60" style:family="paragraph" style:parent-style-name="Text_20_body">
      <style:paragraph-properties fo:text-align="justify" style:justify-single-word="false"/>
      <style:text-properties officeooo:rsid="008180bd" officeooo:paragraph-rsid="008406f5"/>
    </style:style>
    <style:style style:name="P61" style:family="paragraph" style:parent-style-name="Text_20_body">
      <style:paragraph-properties fo:text-align="justify" style:justify-single-word="false"/>
      <style:text-properties officeooo:rsid="008180bd" officeooo:paragraph-rsid="00889e94"/>
    </style:style>
    <style:style style:name="P62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8180bd" officeooo:paragraph-rsid="00889e94"/>
    </style:style>
    <style:style style:name="P63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officeooo:rsid="008180bd" officeooo:paragraph-rsid="0088e07a"/>
    </style:style>
    <style:style style:name="P64" style:family="paragraph" style:parent-style-name="Text_20_body">
      <style:paragraph-properties fo:text-align="justify" style:justify-single-word="false"/>
      <style:text-properties officeooo:rsid="00757526" officeooo:paragraph-rsid="00757526"/>
    </style:style>
    <style:style style:name="P65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style:font-name="Liberation Mono" fo:font-size="10pt" officeooo:rsid="008180bd" officeooo:paragraph-rsid="0088e07a" style:font-size-asian="10pt" style:font-size-complex="10pt"/>
    </style:style>
    <style:style style:name="P66" style:family="paragraph" style:parent-style-name="Text_20_body">
      <loext:graphic-properties draw:fill-hatch-name="hatch"/>
      <style:paragraph-properties fo:margin-top="0cm" fo:margin-bottom="0cm" style:contextual-spacing="false" fo:text-align="justify" style:justify-single-word="false"/>
      <style:text-properties style:font-name="Liberation Mono" fo:font-size="10pt" officeooo:rsid="008180bd" officeooo:paragraph-rsid="00889e94" style:font-size-asian="10pt" style:font-size-complex="10pt"/>
    </style:style>
    <style:style style:name="P67" style:family="paragraph" style:parent-style-name="Text_20_body">
      <style:paragraph-properties fo:text-align="center" style:justify-single-word="false"/>
      <style:text-properties officeooo:paragraph-rsid="00a27f55"/>
    </style:style>
    <style:style style:name="P68" style:family="paragraph" style:parent-style-name="Standard">
      <style:paragraph-properties fo:text-align="center" style:justify-single-word="false"/>
      <style:text-properties fo:font-size="12pt" fo:font-weight="normal" officeooo:rsid="00a2be96" officeooo:paragraph-rsid="00a2be96" style:font-size-asian="12pt" style:font-weight-asian="normal" style:font-size-complex="12pt" style:font-weight-complex="normal"/>
    </style:style>
    <style:style style:name="P6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8bec51"/>
    </style:style>
    <style:style style:name="P70" style:family="paragraph" style:parent-style-name="Text_20_body" style:list-style-name="L1">
      <style:paragraph-properties fo:text-align="justify" style:justify-single-word="false"/>
      <style:text-properties officeooo:paragraph-rsid="008bec51"/>
    </style:style>
    <style:style style:name="P71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8bec51"/>
    </style:style>
    <style:style style:name="P7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7874c" officeooo:paragraph-rsid="008bec51"/>
    </style:style>
    <style:style style:name="P73" style:family="paragraph" style:parent-style-name="Text_20_body" style:list-style-name="L2">
      <style:paragraph-properties fo:text-align="justify" style:justify-single-word="false"/>
      <style:text-properties officeooo:rsid="0017874c" officeooo:paragraph-rsid="008bec51"/>
    </style:style>
    <style:style style:name="P7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7fedf" officeooo:paragraph-rsid="008bec51"/>
    </style:style>
    <style:style style:name="T1" style:family="text">
      <style:text-properties officeooo:rsid="001187c3"/>
    </style:style>
    <style:style style:name="T2" style:family="text">
      <style:text-properties officeooo:rsid="0013f28d"/>
    </style:style>
    <style:style style:name="T3" style:family="text">
      <style:text-properties officeooo:rsid="00158a32"/>
    </style:style>
    <style:style style:name="T4" style:family="text">
      <style:text-properties officeooo:rsid="0017874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f4037" style:font-size-asian="16pt" style:font-size-complex="16pt"/>
    </style:style>
    <style:style style:name="T7" style:family="text">
      <style:text-properties fo:font-size="16pt" officeooo:rsid="0057b3d1" style:font-size-asian="16pt" style:font-size-complex="16pt"/>
    </style:style>
    <style:style style:name="T8" style:family="text">
      <style:text-properties officeooo:rsid="0017fedf"/>
    </style:style>
    <style:style style:name="T9" style:family="text">
      <style:text-properties officeooo:rsid="001a3eb4"/>
    </style:style>
    <style:style style:name="T10" style:family="text">
      <style:text-properties officeooo:rsid="002055e1"/>
    </style:style>
    <style:style style:name="T11" style:family="text">
      <style:text-properties style:font-name="Liberation Mono" fo:font-size="10pt" officeooo:rsid="002055e1" style:font-size-asian="10pt" style:font-size-complex="10pt"/>
    </style:style>
    <style:style style:name="T12" style:family="text">
      <style:text-properties officeooo:rsid="002278bf"/>
    </style:style>
    <style:style style:name="T13" style:family="text">
      <style:text-properties officeooo:rsid="00234965"/>
    </style:style>
    <style:style style:name="T14" style:family="text">
      <style:text-properties officeooo:rsid="00253508"/>
    </style:style>
    <style:style style:name="T15" style:family="text">
      <style:text-properties officeooo:rsid="00261c5a"/>
    </style:style>
    <style:style style:name="T16" style:family="text">
      <style:text-properties officeooo:rsid="002722e4"/>
    </style:style>
    <style:style style:name="T17" style:family="text">
      <style:text-properties officeooo:rsid="00290b7b"/>
    </style:style>
    <style:style style:name="T18" style:family="text">
      <style:text-properties officeooo:rsid="0029c392"/>
    </style:style>
    <style:style style:name="T19" style:family="text">
      <style:text-properties officeooo:rsid="002a90bc"/>
    </style:style>
    <style:style style:name="T20" style:family="text">
      <style:text-properties officeooo:rsid="002e28eb"/>
    </style:style>
    <style:style style:name="T21" style:family="text">
      <style:text-properties officeooo:rsid="002efde5"/>
    </style:style>
    <style:style style:name="T22" style:family="text">
      <style:text-properties officeooo:rsid="003597d7"/>
    </style:style>
    <style:style style:name="T23" style:family="text">
      <style:text-properties officeooo:rsid="003788a3"/>
    </style:style>
    <style:style style:name="T24" style:family="text">
      <style:text-properties officeooo:rsid="003952db"/>
    </style:style>
    <style:style style:name="T25" style:family="text">
      <style:text-properties officeooo:rsid="003c3ef1"/>
    </style:style>
    <style:style style:name="T26" style:family="text">
      <style:text-properties officeooo:rsid="003e1167"/>
    </style:style>
    <style:style style:name="T27" style:family="text">
      <style:text-properties officeooo:rsid="003fa378"/>
    </style:style>
    <style:style style:name="T28" style:family="text">
      <style:text-properties officeooo:rsid="0040da73"/>
    </style:style>
    <style:style style:name="T29" style:family="text">
      <style:text-properties officeooo:rsid="00419c5b"/>
    </style:style>
    <style:style style:name="T30" style:family="text">
      <style:text-properties officeooo:rsid="0045613e"/>
    </style:style>
    <style:style style:name="T31" style:family="text">
      <style:text-properties officeooo:rsid="0046fe56"/>
    </style:style>
    <style:style style:name="T32" style:family="text">
      <style:text-properties officeooo:rsid="00471508"/>
    </style:style>
    <style:style style:name="T33" style:family="text">
      <style:text-properties officeooo:rsid="0048661d"/>
    </style:style>
    <style:style style:name="T34" style:family="text">
      <style:text-properties officeooo:rsid="004a051b"/>
    </style:style>
    <style:style style:name="T35" style:family="text">
      <style:text-properties officeooo:rsid="004b7f63"/>
    </style:style>
    <style:style style:name="T36" style:family="text">
      <style:text-properties officeooo:rsid="004d63ba"/>
    </style:style>
    <style:style style:name="T37" style:family="text">
      <style:text-properties officeooo:rsid="0050c9d7"/>
    </style:style>
    <style:style style:name="T38" style:family="text">
      <style:text-properties officeooo:rsid="00512089"/>
    </style:style>
    <style:style style:name="T39" style:family="text">
      <style:text-properties officeooo:rsid="0051b708"/>
    </style:style>
    <style:style style:name="T40" style:family="text">
      <style:text-properties officeooo:rsid="000f4037"/>
    </style:style>
    <style:style style:name="T41" style:family="text">
      <style:text-properties officeooo:rsid="005c29a1"/>
    </style:style>
    <style:style style:name="T42" style:family="text">
      <style:text-properties officeooo:rsid="005cd474"/>
    </style:style>
    <style:style style:name="T43" style:family="text">
      <style:text-properties officeooo:rsid="005d49df"/>
    </style:style>
    <style:style style:name="T44" style:family="text">
      <style:text-properties officeooo:rsid="005dfd11"/>
    </style:style>
    <style:style style:name="T45" style:family="text">
      <style:text-properties officeooo:rsid="005fdb50"/>
    </style:style>
    <style:style style:name="T46" style:family="text">
      <style:text-properties officeooo:rsid="00625f95"/>
    </style:style>
    <style:style style:name="T47" style:family="text">
      <style:text-properties officeooo:rsid="00648391"/>
    </style:style>
    <style:style style:name="T48" style:family="text">
      <style:text-properties officeooo:rsid="0066423f"/>
    </style:style>
    <style:style style:name="T49" style:family="text">
      <style:text-properties officeooo:rsid="00671cc2"/>
    </style:style>
    <style:style style:name="T50" style:family="text">
      <style:text-properties officeooo:rsid="00681803"/>
    </style:style>
    <style:style style:name="T51" style:family="text">
      <style:text-properties officeooo:rsid="00698566"/>
    </style:style>
    <style:style style:name="T52" style:family="text">
      <style:text-properties officeooo:rsid="006a34df"/>
    </style:style>
    <style:style style:name="T53" style:family="text">
      <style:text-properties officeooo:rsid="006a7a79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c3ef1" style:font-weight-asian="bold" style:font-weight-complex="bold"/>
    </style:style>
    <style:style style:name="T56" style:family="text">
      <style:text-properties fo:font-weight="bold" officeooo:rsid="0040da73" style:font-weight-asian="bold" style:font-weight-complex="bold"/>
    </style:style>
    <style:style style:name="T57" style:family="text">
      <style:text-properties fo:font-weight="bold" officeooo:rsid="0043a44a" style:font-weight-asian="bold" style:font-weight-complex="bold"/>
    </style:style>
    <style:style style:name="T58" style:family="text">
      <style:text-properties fo:font-weight="bold" officeooo:rsid="004a051b" style:font-weight-asian="bold" style:font-weight-complex="bold"/>
    </style:style>
    <style:style style:name="T59" style:family="text">
      <style:text-properties fo:font-weight="bold" officeooo:rsid="00512089" style:font-weight-asian="bold" style:font-weight-complex="bold"/>
    </style:style>
    <style:style style:name="T60" style:family="text">
      <style:text-properties fo:font-weight="bold" officeooo:rsid="0053b6d5" style:font-weight-asian="bold" style:font-weight-complex="bold"/>
    </style:style>
    <style:style style:name="T61" style:family="text">
      <style:text-properties fo:font-weight="bold" officeooo:rsid="008406f5" style:font-weight-asian="bold" style:font-weight-complex="bold"/>
    </style:style>
    <style:style style:name="T62" style:family="text">
      <style:text-properties fo:font-weight="bold" officeooo:rsid="00889e94" style:font-weight-asian="bold" style:font-weight-complex="bold"/>
    </style:style>
    <style:style style:name="T63" style:family="text">
      <style:text-properties officeooo:rsid="006c8fde"/>
    </style:style>
    <style:style style:name="T64" style:family="text">
      <style:text-properties officeooo:rsid="006e4c81"/>
    </style:style>
    <style:style style:name="T65" style:family="text">
      <style:text-properties officeooo:rsid="006f4217"/>
    </style:style>
    <style:style style:name="T66" style:family="text">
      <style:text-properties officeooo:rsid="00711b9b"/>
    </style:style>
    <style:style style:name="T67" style:family="text">
      <style:text-properties officeooo:rsid="00729147"/>
    </style:style>
    <style:style style:name="T68" style:family="text">
      <style:text-properties officeooo:rsid="00757526"/>
    </style:style>
    <style:style style:name="T69" style:family="text">
      <style:text-properties officeooo:rsid="00759e6b"/>
    </style:style>
    <style:style style:name="T70" style:family="text">
      <style:text-properties officeooo:rsid="0079d77a"/>
    </style:style>
    <style:style style:name="T71" style:family="text">
      <style:text-properties officeooo:rsid="007a30c7"/>
    </style:style>
    <style:style style:name="T72" style:family="text">
      <style:text-properties officeooo:rsid="007abe0e"/>
    </style:style>
    <style:style style:name="T73" style:family="text">
      <style:text-properties officeooo:rsid="007c3eee"/>
    </style:style>
    <style:style style:name="T74" style:family="text">
      <style:text-properties officeooo:rsid="007df67f"/>
    </style:style>
    <style:style style:name="T75" style:family="text">
      <style:text-properties officeooo:rsid="007efc0c"/>
    </style:style>
    <style:style style:name="T76" style:family="text">
      <style:text-properties officeooo:rsid="0082abf7"/>
    </style:style>
    <style:style style:name="T77" style:family="text">
      <style:text-properties officeooo:rsid="008406f5"/>
    </style:style>
    <style:style style:name="T78" style:family="text">
      <style:text-properties officeooo:rsid="00859adf"/>
    </style:style>
    <style:style style:name="T79" style:family="text">
      <style:text-properties officeooo:rsid="00889e94"/>
    </style:style>
    <style:style style:name="T80" style:family="text">
      <style:text-properties officeooo:rsid="0093ae92"/>
    </style:style>
    <style:style style:name="T81" style:family="text">
      <style:text-properties officeooo:rsid="00953377"/>
    </style:style>
    <style:style style:name="T82" style:family="text">
      <style:text-properties officeooo:rsid="009814e8"/>
    </style:style>
    <style:style style:name="T83" style:family="text">
      <style:text-properties officeooo:rsid="009840f0"/>
    </style:style>
    <style:style style:name="T84" style:family="text">
      <style:text-properties officeooo:rsid="00986ec2"/>
    </style:style>
    <style:style style:name="T85" style:family="text">
      <style:text-properties officeooo:rsid="0098daa9"/>
    </style:style>
    <style:style style:name="T86" style:family="text">
      <style:text-properties officeooo:rsid="009c2c42"/>
    </style:style>
    <style:style style:name="T87" style:family="text">
      <style:text-properties officeooo:rsid="009dd2b5"/>
    </style:style>
    <style:style style:name="T88" style:family="text">
      <style:text-properties officeooo:rsid="009ebffb"/>
    </style:style>
    <style:style style:name="T89" style:family="text">
      <style:text-properties officeooo:rsid="00a0a8d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6">O</text:span><text:span text:style-name="T5">perációs Rendszerek </text:span><text:span text:style-name="T7">szorgalmi</text:span><text:span text:style-name="T5">, MFQ ütemező implementálása, </text:span><text:span text:style-name="T7">dokumentálása és tesztelése</text:span></text:p>
      <text:p text:style-name="P68">Nevem ide</text:p>
      <text:p text:style-name="P6"/>
      <text:p text:style-name="P6"/>
      <text:h text:style-name="P5" text:outline-level="4">Feladat leírása</text:h>
      <text:p text:style-name="P67"/>
      <text:p text:style-name="P25"><text:bookmark text:name="yui_3_17_2_1_1685107481736_20"/>Készítsen egy programot Python nyelven, amely <text:span text:style-name="T1">egy egyszerű</text:span> <text:span text:style-name="T1">MFQ</text:span> ütemező működését szimulálja!</text:p>
      <text:p text:style-name="P31">A globálisan preemptív, <text:span text:style-name="T2">dinamikus</text:span> prioritásos ütemező az alábbi ütemezési algoritmusokat futtatja az egyes szinteken:</text:p>
      <text:list xml:id="list486683795" text:style-name="L1">
        <text:list-item>
          <text:p text:style-name="P69">magas prioritású szint (prioritás = <text:span text:style-name="T2">2</text:span>) RR ütemező, időszelet: 2</text:p>
        </text:list-item>
        <text:list-item>
          <text:p text:style-name="P69"><text:span text:style-name="T2">közepes</text:span> prioritású szint (prioritás = 1) RR ütemező, időszelet: <text:span text:style-name="T2">4</text:span></text:p>
        </text:list-item>
        <text:list-item>
          <text:p text:style-name="P70">alacsony prioritású szint (prioritás = 0) <text:span text:style-name="T2">FCFS</text:span> ütemező</text:p>
        </text:list-item>
      </text:list>
      <text:p text:style-name="P30"><text:span text:style-name="T4">A prioritás kezelése a következőképpen törté</text:span><text:span text:style-name="T17">njen</text:span>:</text:p>
      <text:list xml:id="list200022111973035" text:continue-numbering="true" text:style-name="L1">
        <text:list-item>
          <text:p text:style-name="P72">mindig a legmagasabb prioritású, futásra kész taszk fut</text:p>
        </text:list-item>
        <text:list-item>
          <text:p text:style-name="P72">hogyha az RR időszelet kihasználása előtt <text:span text:style-name="T80">egy taszk </text:span>I/O miatt felfüggeszti a futását, akkor eggyel nő a prioritása <text:span text:style-name="T8">(ha tud)</text:span></text:p>
        </text:list-item>
        <text:list-item>
          <text:p text:style-name="P72">hogyha a <text:span text:style-name="T81">taszk az</text:span> RR időszelet<text:span text:style-name="T8">ét kihasználja, és még futna tovább, akkor eggyel csökken a prioritása (ha tud)</text:span></text:p>
        </text:list-item>
        <text:list-item>
          <text:p text:style-name="P74">ha éppen az RR időszelet kihasználásakor <text:span text:style-name="T82">kezd</text:span> I/O <text:span text:style-name="T82">műveletet</text:span>, akkor marad u<text:span text:style-name="T15">gyanazon a prioritá</text:span>son (eggyel csökkenne <text:span text:style-name="T82">az időszelet kihasználása miatt</text:span>, de eggyel nőne, mert I/O <text:span text:style-name="T82">műveletet kezdeményezett</text:span>)</text:p>
        </text:list-item>
        <text:list-item>
          <text:p text:style-name="P74">ha egy magasabb prioritású taszk beérkezése miatt vonták meg <text:span text:style-name="T83">egy taszktól</text:span> a CPU-t, a prioritás<text:span text:style-name="T84">a</text:span> akkor is megmarad, és a taszk bekerül a <text:span text:style-name="T9">megfelelő </text:span>várakozási sor végére</text:p>
        </text:list-item>
        <text:list-item>
          <text:p text:style-name="P74">ha <text:span text:style-name="T15">ez éppen akkor történik, amikor </text:span><text:span text:style-name="T16">a taszk </text:span><text:span text:style-name="T43">időszelete lejár</text:span><text:span text:style-name="T16">, akkor </text:span><text:span text:style-name="T43">csökkentjük </text:span><text:span text:style-name="T16">a prioritást</text:span></text:p>
        </text:list-item>
        <text:list-item>
          <text:p text:style-name="P74">ha <text:span text:style-name="T15">ez éppen akkor történik, amikor </text:span><text:span text:style-name="T16">a taszk lelép I/O-ra, akkor növeljük a prioritást</text:span></text:p>
        </text:list-item>
      </text:list>
      <text:p text:style-name="P33"><text:span text:style-name="T8">Újonnan érkező taszkok legmagasabb prioritást kapnak (2), I/O-ról visszaérkező taszkok pedig a megfelelő prioritású sor végére kerülnek. </text:span><text:span text:style-name="T18">Beérkezés </text:span><text:span text:style-name="T70">és</text:span><text:span text:style-name="T18"> I/O-ról visszaérkezés a megfelelő időszelet vége felé, de az ütemezési feladatok elvégzése előtt történik. </text:span><text:span text:style-name="T70">Az új taszkok előbb érkeznek, minthogy a már folyamatban levőek az I/O-ról visszatérnének. </text:span><text:span text:style-name="T71">Az I/O-ról </text:span><text:span text:style-name="T72">azonos időpillanatban</text:span><text:span text:style-name="T71"> visszatérő taszkok sorrendje az az I/O-ra lelépés sorrendjével egyezik.</text:span></text:p>
      <text:p text:style-name="P50">Érdemes megjegyezni, hogy a statikus ütemező feladatnál fennálló vitatható eset (egyetlen taszk fut RR ütemezéssel, és sokadik köre közben bejön egy új taszk: egyből átadja a CPU-t, vagy csak az éppen aktuális RR időszelete végén), ebben a feladatban nem áll fent, mivel egy taszk egy RR szinten csak egyszer használhatja ki az időszeletet.</text:p>
      <text:h text:style-name="P27" text:outline-level="4">Bemenet (standard input, stdin)</text:h>
      <text:p text:style-name="P32">Soronként egy taszk adatai. Egy sor felépítése (vesszővel elválasztva):</text:p>
      <text:list xml:id="list168375198" text:style-name="L2">
        <text:list-item>
          <text:p text:style-name="P71">a taszk betűjele (A, B, C…)</text:p>
        </text:list-item>
        <text:list-item>
          <text:p text:style-name="P71">a taszk indítási ideje (egész szám &gt;= 0), a következő időszeletben már futhat (0: az ütemező indításakor már létezik), azonos ütemben beérkező új taszkok esetén az ABC-sorrend dönt</text:p>
        </text:list-item>
        <text:list-item>
          <text:p text:style-name="P71"><text:soft-page-break/>a taszk CPU-löketideje (egész szám &gt;= 1)</text:p>
        </text:list-item>
        <text:list-item>
          <text:p text:style-name="P71">a taszk <text:span text:style-name="T3">I/O</text:span>-löketideje (egész szám &gt;= 1)</text:p>
        </text:list-item>
        <text:list-item>
          <text:p text:style-name="P73">az előző két sor tetszőlegesen sokszor ismétlődhet, de mindig CPU-lökettel fejeződik be a taszk</text:p>
        </text:list-item>
      </text:list>
      <text:p text:style-name="P32">Példa:</text:p>
      <text:p text:style-name="P28">A,0,6</text:p>
      <text:p text:style-name="P28">B,1,<text:span text:style-name="T4">7</text:span>,<text:span text:style-name="T4">6,7</text:span></text:p>
      <text:p text:style-name="P28">C,5,2,<text:span text:style-name="T4">4,1,5,2</text:span></text:p>
      <text:p text:style-name="P29">D,<text:span text:style-name="T21">9</text:span>,<text:span text:style-name="T4">3,1,4</text:span></text:p>
      <text:p text:style-name="P46">Itt az A taszk 0. időszelet vége felé, de az átütemezés előtt érkezik <text:span text:style-name="T19">(azaz az első időszeletben ő már futhat)</text:span>, és 6 időegységnyi CPU műveletet kell végrehajtania.</text:p>
      <text:p text:style-name="P46">A B taszk az 1. időszelet vége felé, de az átütemezés előtt érkezik, és 7 időegységnyi <text:span text:style-name="T10">CPU művelet után kell 6 időegységnyi I/O műveletet végrehajtania. Ezután kell még neki a CPU 7 egységig.</text:span></text:p>
      <text:p text:style-name="P57">A C taszk 5. ütem végén érkezik, 2 egység CPU után 4 egység I/O-t végez, majd 1 egység CPU, 5 egység I/O, és végül 2 egység CPU kell neki.</text:p>
      <text:p text:style-name="P32">A bemenet végét EOF jelzi (előtte soremelés biztosan van, és üres sor is előfordulhat).</text:p>
      <text:p text:style-name="P32"/>
      <text:h text:style-name="P27" text:outline-level="4">Kimenet (standard output, stdout)</text:h>
      <text:p text:style-name="P32">A kimenet <text:span text:style-name="T10">4 sorból áll: az első sorban az egész számok utolsó jegyei vannak 1-től, ameddig az al</text:span><text:span text:style-name="T12">ul</text:span><text:span text:style-name="T10"> levő sorok valamelyikében van még futó taszk (</text:span><text:span text:style-name="T11">12345678901234567890123</text:span><text:span text:style-name="T10">…).</text:span></text:p>
      <text:p text:style-name="P32"><text:span text:style-name="T10">A következő 3 sor a 3 prioritás szintnek felel meg. Minden oszlopban pontosan egy </text:span><text:span text:style-name="T13">taszk-</text:span><text:span text:style-name="T10">karakter szerepelhet, </text:span><text:span text:style-name="T13">és a másik kettő szóköz kell legyen. Ha csak a taszk karaktereket nézzük oszloponként, akkor a</text:span><text:span text:style-name="T14">z első sorban</text:span><text:span text:style-name="T13"> szereplő szám-adik időszeletben éppen futó taszk betűjele kell legyen </text:span><text:span text:style-name="T85">a karakter</text:span><text:span text:style-name="T13">. </text:span><text:span text:style-name="T15">A sor pedig az éppen aktuális prioritását mondja meg a taszknak: </text:span><text:span text:style-name="T86">a felső</text:span><text:span text:style-name="T15"> sor a legmagasabb prioritású, </text:span><text:span text:style-name="T87">az </text:span><text:span text:style-name="T86">alsó </text:span><text:span text:style-name="T15">a legalacsonyabb.</text:span></text:p>
      <text:p text:style-name="P47">Hogyha az adott időszeletben nem fut <text:span text:style-name="T20">érdemi </text:span>taszk, akkor az idle taszkot X jelölje a legalacsonyabb prioritáson (<text:span text:style-name="T88">legalsó</text:span> sor).</text:p>
      <text:p text:style-name="P31"/>
      <text:p text:style-name="P32">Példa (a fenti bemenetre adott válasz):</text:p>
      <text:p text:style-name="P28">1234567890123456789012345678901234</text:p>
      <text:p text:style-name="P28">AABB CC <text:s/>DDC <text:s text:c="4"/>CC <text:s/>DD <text:s text:c="3"/>BB <text:s text:c="4"/></text:p>
      <text:p text:style-name="P28"><text:s text:c="4"/>A <text:s/>BB <text:s text:c="2"/>AAABB <text:s/>DB <text:s/>DD <text:s text:c="3"/>BBBB </text:p>
      <text:p text:style-name="P28"><text:s text:c="25"/>XX <text:s text:c="5"/>B</text:p>
      <text:p text:style-name="P48"/>
      <text:p text:style-name="P48">Itt beérkezik az A taszk, és kihasználja fent a két időszeletét. Közben a beérkezett B taszk kapja meg a CPU-t, szintén 2-es prioritáson. Neki is lejár a 2 időszelete, ezután az 1. prioritás szinten A taszk kapja meg a CPU-t. De csak egy körig, utána C taszk beérkezése miatt <text:span text:style-name="T89">A </text:span>bekerül B mögé a <text:span text:style-name="T22">közepes prioritású </text:span>sorban. C éppen akkor megy el I/O-ra, amikor elvennék tőle a CPU-t, tehát marad ugyanazon a szinten. Ezután B is fut <text:span text:style-name="T89">1-es prioritáson</text:span>, de őt a D taszk beérkezése löki ki. Most megint A van elöl a közepes prioritás sorában, utána B, <text:span text:style-name="T23">utána pedig D, miután lefutotta a magas prioritású időszeletét. Most tartunk a 12. ütemnél.</text:span></text:p>
      <text:p text:style-name="P49"><text:soft-page-break/>C taszk visszaérkezik I/O-ról, és egyetlen időszeletét rögtön le is futja. Upgradeelni kellene, de ennél nincs magasabb prioritás, így marad 2-es prioritáson. A közepes prioritáson A taszk van elöl a sorban, lefutja a hátralevő idejét, és befejeződik. B taszk elkezd futni, de közben C megszakítja: visszatér I/O-ról, lefutja a maradék szükséges idejét, és befejeződik. Ezután D lesz elöl a sorban, egy időszeletet fut, majd elmegy I/O-ra. B fut egyetlen ütemet, majd D visszatér I/O-ról. B éppen elment I/O-ra, így megnőtt a prioritása. Hogyha B nem ment volna el I/O-ra, D akkor is prioritást élvezne a 22. ütemben: itt látszik például, hogy egy rövid I/O lökettel hogyan lehet kijátszani ezt az algoritmust, hogy több CPU-időt kapjon a taszk: itt D azért kerül fel megint a magas prioritású sorba, mert egyetlen ütemig I/O-zott. <text:span text:style-name="T24">D lefut, majd 2 ütemig tétlen a CPU, majd B visszatér I/O-ról, és ő is lefut.</text:span></text:p>
      <text:p text:style-name="P32"/>
      <text:p text:style-name="P32"/>
      <text:h text:style-name="P4" text:outline-level="4">Tesztadatok</text:h>
      <text:p text:style-name="P45">(kézzel lettek <text:span text:style-name="T74">előbb</text:span> <text:span text:style-name="T73">végigszámolva, </text:span><text:span text:style-name="T75">a hibázás csökkentése érdekében</text:span>)</text:p>
      <text:p text:style-name="P25"/>
      <text:p text:style-name="P25"><text:span text:style-name="T55">1. teszt:</text:span><text:span text:style-name="T25"> </text:span><text:span text:style-name="T28">a fentebbi, </text:span><text:span text:style-name="T29">összetettebb</text:span><text:span text:style-name="T28"> példa</text:span></text:p>
      <text:p text:style-name="P7">A,0,6</text:p>
      <text:p text:style-name="P7">B,1,<text:span text:style-name="T4">7</text:span>,<text:span text:style-name="T4">6,7</text:span></text:p>
      <text:p text:style-name="P7">C,5,2,<text:span text:style-name="T4">4,1,5,2</text:span></text:p>
      <text:p text:style-name="P8">D,<text:span text:style-name="T21">9</text:span>,<text:span text:style-name="T4">3,1,4</text:span></text:p>
      <text:p text:style-name="P10"/>
      <text:p text:style-name="P7">1234567890123456789012345678901234</text:p>
      <text:p text:style-name="P7">AABB CC <text:s/>DDC <text:s text:c="4"/>CC <text:s/>DD <text:s text:c="3"/>BB <text:s text:c="4"/></text:p>
      <text:p text:style-name="P7"><text:s text:c="4"/>A <text:s/>BB <text:s text:c="2"/>AAABB <text:s/>DB <text:s/>DD <text:s text:c="3"/>BBBB </text:p>
      <text:p text:style-name="P7"><text:s text:c="25"/>XX <text:s text:c="5"/>B</text:p>
      <text:p text:style-name="P10"/>
      <text:p text:style-name="P9"><text:span text:style-name="T56">2</text:span><text:span text:style-name="T55">. teszt:</text:span><text:span text:style-name="T25"> </text:span><text:span text:style-name="T26">egy hosszú taszk, és több </text:span><text:span text:style-name="T46">rövid</text:span><text:span text:style-name="T26"> érkezik közben</text:span></text:p>
      <text:p text:style-name="P7">A,<text:span text:style-name="T26">0</text:span>,<text:span text:style-name="T26">1</text:span><text:span text:style-name="T27">2</text:span></text:p>
      <text:p text:style-name="P7">B,2,<text:span text:style-name="T26">2,5,3</text:span></text:p>
      <text:p text:style-name="P7"><text:span text:style-name="T26">C</text:span>,<text:span text:style-name="T27">14</text:span>,2</text:p>
      <text:p text:style-name="P7"/>
      <text:p text:style-name="P7">1234567890123456789</text:p>
      <text:p text:style-name="P34">AABB <text:s text:c="4"/>BB <text:s text:c="2"/>CC <text:s text:c="2"/></text:p>
      <text:p text:style-name="P7"><text:s text:c="4"/><text:span text:style-name="T27">AAAA <text:s text:c="2"/>B <text:s text:c="6"/></text:span></text:p>
      <text:p text:style-name="P7"><text:s text:c="8"/><text:span text:style-name="T27">A</text:span> <text:s text:c="2"/><text:span text:style-name="T27">AA</text:span> <text:s/><text:span text:style-name="T27">AAA</text:span></text:p>
      <text:p text:style-name="P39">Itt látszik, hogy a rövid CPU-löketű taszkok előnyt élveznek.</text:p>
      <text:p text:style-name="P7"/>
      <text:p text:style-name="P13"><text:span text:style-name="T57">3</text:span><text:span text:style-name="T55">. teszt:</text:span><text:span text:style-name="T25"> </text:span><text:span text:style-name="T30">több, rövid </text:span><text:span text:style-name="T36">CPU-löketű</text:span><text:span text:style-name="T35"> </text:span><text:span text:style-name="T30">taszk osztoz</text:span><text:span text:style-name="T31">ik</text:span></text:p>
      <text:p text:style-name="P11">A,0,<text:span text:style-name="T31">2,5,3,4,1</text:span></text:p>
      <text:p text:style-name="P11">B,<text:span text:style-name="T31">3</text:span>,<text:span text:style-name="T31">1</text:span>,<text:span text:style-name="T4">6,</text:span><text:span text:style-name="T31">2</text:span></text:p>
      <text:p text:style-name="P11">C,<text:span text:style-name="T31">6</text:span>,<text:span text:style-name="T31">3</text:span>,<text:span text:style-name="T31">3</text:span><text:span text:style-name="T4">,1</text:span></text:p>
      <text:p text:style-name="P12">D,<text:span text:style-name="T31">2</text:span>,<text:span text:style-name="T4">3,</text:span><text:span text:style-name="T31">4</text:span><text:span text:style-name="T4">,</text:span><text:span text:style-name="T31">2</text:span></text:p>
      <text:p text:style-name="P11"/>
      <text:p text:style-name="P11">123456789012345678901</text:p>
      <text:p text:style-name="P35">AADDB CCAADDBB <text:s text:c="3"/><text:span text:style-name="T33">C</text:span> <text:span text:style-name="T33">A</text:span></text:p>
      <text:p text:style-name="P11"><text:s text:c="5"/><text:span text:style-name="T32">D</text:span> <text:s text:c="7"/><text:span text:style-name="T32">CA</text:span> <text:s text:c="4"/></text:p>
      <text:p text:style-name="P14"><text:s text:c="16"/><text:span text:style-name="T33">XX</text:span> <text:span text:style-name="T33">X</text:span> </text:p>
      <text:p text:style-name="P40"><text:span text:style-name="T48">A</text:span> rövid CPU-löketű taszkok <text:span text:style-name="T47">körülbelül egyenlően osztoznak a CPU-n</text:span>.</text:p>
      <text:p text:style-name="P40"/>
      <text:p text:style-name="P15"/>
      <text:p text:style-name="P16"><text:soft-page-break/><text:span text:style-name="T58">4</text:span><text:span text:style-name="T55">. teszt:</text:span><text:span text:style-name="T25"> </text:span><text:span text:style-name="T34">rövid taszkok kiéheztetnek egy CPU-intenzív taszkot</text:span></text:p>
      <text:p text:style-name="P15">A,0,<text:span text:style-name="T35">1</text:span><text:span text:style-name="T37">0</text:span></text:p>
      <text:p text:style-name="P15">B,<text:span text:style-name="T31">3</text:span>,<text:span text:style-name="T35">2,2,2,2,2</text:span></text:p>
      <text:p text:style-name="P15">C,<text:span text:style-name="T35">4</text:span>,<text:span text:style-name="T35">2,2,2,2,2</text:span></text:p>
      <text:p text:style-name="P15"/>
      <text:p text:style-name="P15">123456789012345678901<text:span text:style-name="T37">2</text:span></text:p>
      <text:p text:style-name="P36">AA <text:span text:style-name="T37">BBCCBBCCBBCC</text:span> <text:s text:c="6"/></text:p>
      <text:p text:style-name="P15"><text:s text:c="2"/><text:span text:style-name="T37">A</text:span> <text:s text:c="11"/><text:span text:style-name="T37">AAAA <text:s text:c="2"/></text:span></text:p>
      <text:p text:style-name="P17"><text:s text:c="19"/><text:span text:style-name="T37">AAA</text:span></text:p>
      <text:p text:style-name="P41"><text:span text:style-name="T48">A</text:span><text:span text:style-name="T49">z általunk implementált változat egyik problémája: a CPU intenzív taszkok sok I/O intenzív taszk mellett éheznek</text:span>.</text:p>
      <text:p text:style-name="P18"/>
      <text:p text:style-name="P19"><text:span text:style-name="T59">5</text:span><text:span text:style-name="T55">. teszt:</text:span><text:span text:style-name="T25"> </text:span><text:span text:style-name="T38">egy program kijátssza az algoritmust, rövid I/O-löketekkel</text:span></text:p>
      <text:p text:style-name="P18">A,0,<text:span text:style-name="T35">1</text:span><text:span text:style-name="T37">0</text:span></text:p>
      <text:p text:style-name="P18">B,<text:span text:style-name="T38">1</text:span>,<text:span text:style-name="T38">5,1,5,1,5</text:span></text:p>
      <text:p text:style-name="P18"/>
      <text:p text:style-name="P18">123456789012345678901<text:span text:style-name="T37">2</text:span><text:span text:style-name="T39">345</text:span></text:p>
      <text:p text:style-name="P37">AA<text:span text:style-name="T39">BB <text:s text:c="7"/>BB <text:s text:c="3"/>BB <text:s text:c="4"/></text:span></text:p>
      <text:p text:style-name="P18"><text:s text:c="4"/><text:span text:style-name="T39">AAAABBB</text:span><text:span text:style-name="T37"> <text:s text:c="2"/></text:span><text:span text:style-name="T39">BBB <text:s text:c="2"/>BBB <text:s/></text:span></text:p>
      <text:p text:style-name="P20"><text:s text:c="11"/><text:span text:style-name="T39">A <text:s text:c="4"/>A <text:s text:c="4"/>AA</text:span></text:p>
      <text:p text:style-name="P42"><text:span text:style-name="T50">E</text:span><text:span text:style-name="T49">gy </text:span><text:span text:style-name="T50">másik felmerülő probléma: egy ártalmas B taszk csak azért generál I/O művelete</text:span><text:span text:style-name="T51">ke</text:span><text:span text:style-name="T50">t, hogy magasabb prioritást kapjon, és előnyre tegyen szert a többi taszkkal szemben</text:span>.</text:p>
      <text:p text:style-name="P21"/>
      <text:p text:style-name="P22"><text:span text:style-name="T60">6</text:span><text:span text:style-name="T55">. teszt:</text:span><text:span text:style-name="T25"> </text:span><text:span text:style-name="T41">egy CPU-intenzív taszk I/O-intenzív lesz, illetve fordítva</text:span></text:p>
      <text:p text:style-name="P21">A,0,<text:span text:style-name="T35">1</text:span><text:span text:style-name="T43">3</text:span><text:span text:style-name="T37">,</text:span><text:span text:style-name="T41">4,2,4,1,3,2</text:span></text:p>
      <text:p text:style-name="P21">B,<text:span text:style-name="T41">5</text:span>,<text:span text:style-name="T41">3</text:span><text:span text:style-name="T38">,</text:span><text:span text:style-name="T41">6</text:span><text:span text:style-name="T38">,</text:span><text:span text:style-name="T41">2</text:span><text:span text:style-name="T38">,1,</text:span><text:span text:style-name="T41">1</text:span><text:span text:style-name="T42">2</text:span></text:p>
      <text:p text:style-name="P21"/>
      <text:p text:style-name="P21">123456789012345678901<text:span text:style-name="T37">2</text:span><text:span text:style-name="T39">345</text:span><text:span text:style-name="T45">678901234567</text:span></text:p>
      <text:p text:style-name="P38"><text:span text:style-name="T43">AA</text:span><text:span text:style-name="T39"> <text:s text:c="2"/></text:span><text:span text:style-name="T43">BB</text:span><text:span text:style-name="T39"> <text:s text:c="10"/></text:span><text:span text:style-name="T43">BB</text:span><text:span text:style-name="T39"> </text:span><text:span text:style-name="T43">BB</text:span><text:span text:style-name="T39"> <text:s text:c="4"/></text:span><text:span text:style-name="T43">A <text:s text:c="2"/>AA <text:s text:c="2"/></text:span></text:p>
      <text:p text:style-name="P21"><text:s text:c="2"/><text:span text:style-name="T39">AAA <text:s/></text:span><text:span text:style-name="T43">AAAAB</text:span><text:span text:style-name="T39"> <text:s text:c="7"/></text:span><text:span text:style-name="T43">A <text:s/>ABBBB <text:s text:c="8"/></text:span></text:p>
      <text:p text:style-name="P23"><text:s text:c="12"/><text:span text:style-name="T43">AAAAXX <text:s text:c="10"/></text:span><text:span text:style-name="T44">BBB</text:span><text:span text:style-name="T43"> <text:s/></text:span><text:span text:style-name="T44">BBB</text:span></text:p>
      <text:p text:style-name="P43"><text:span text:style-name="T52">Ez a példa bemutatja, hogy futás közben is tud az algoritmus alkalmazkodni a taszkok változó viselkedéséhez: az eredetileg CPU-intenzív A taszk először alacsony prioritás</text:span><text:span text:style-name="T53">ra süllyed</text:span><text:span text:style-name="T52">, majd amikor I/O intenzívvé válik, akkor a szabályoknak köszönhetően magától magasabb prioritást kap. B taszk esetén pont fordítva</text:span>.</text:p>
      <text:p text:style-name="P26"/>
      <text:h text:style-name="P1" text:outline-level="4"><text:span text:style-name="T63">Implementáció</text:span> értékelése</text:h>
      <text:p text:style-name="P51"/>
      <text:p text:style-name="P52">Az előbbiekben bemutatott ütemező egy egyszerű változata az MFQ-nak. Egy valós rendszerben sokkal több paraméterrel (szintek száma, időszeletek hossza, stb.), és bonyolultabb prioritásszámítással kerülne az ütemező megvalósításra.</text:p>
      <text:p text:style-name="P52">A hivatkozott forrásban[1.] a prioritásnövelést nem I/O-ra történő várakozás miatt kapják a taszkok, hanem bizonyos időnként minden taszk újra a <text:span text:style-name="T64">legmagasabb</text:span> szintre kerül. Ez megoldaná a 4. tesztben vázolt problémát. Továbbá ott esik szó az 5. teszben vázolt problémáról is, melyre azt a megoldást kínálja, hogy számon kell tartani a<text:span text:style-name="T65">z</text:span> összes eddigi idejét a taszknak, amit <text:span text:style-name="T66">az adott</text:span> szinten töltött, <text:span text:style-name="T67">és annak függvényében kell downgrade-elni.</text:span></text:p>
      <text:p text:style-name="P55">Az [1.] forrásnak egy érdekes figyelemfelhívása az, hogy az ütemező is egy olyan rendszerkomponens, melynek a támadásokra felkészültnek kell lenni (lásd 5. teszt). A forrás viszont <text:soft-page-break/>egy másik fontos, tanult tényezőt nem említ: az ütemező futásának a költségét. Az is egy fontos szempont egy ütemezőnél, hogy minél kevesebb CPU-időt vegyen el a tényleges taszkoktól.</text:p>
      <text:p text:style-name="P24"/>
      <text:h text:style-name="P3" text:outline-level="4">Elkészített programok, fájlok</text:h>
      <text:p text:style-name="P56"/>
      <text:p text:style-name="P59"><text:span text:style-name="T54">mfq.py: </text:span>A feladatra adott megoldás, <text:span text:style-name="T77">Python 3-at használ, segédkönyvtárak nélkül</text:span>. Standard inputon kapja a megadott formában a bemenetet, és a standard outputra írja a kimenetet, szintén a megadott formában.</text:p>
      <text:p text:style-name="P60"><text:span text:style-name="T54">tests/input mappa:</text:span> tartalmazza a fentebb listázott tesztesetek bemenetét, 01-06 nevű fájlokban <text:span text:style-name="T76">(kiterjesztés nélkül, hogy a fájlnév egyben megegyezzen a teszt sorszámával).</text:span></text:p>
      <text:p text:style-name="P60"><text:span text:style-name="T54">tests/</text:span><text:span text:style-name="T61">expected</text:span><text:span text:style-name="T54"> mappa:</text:span> <text:span text:style-name="T77">az előzőhöz hasonlóan</text:span>, 01-06 nevű fájlokban <text:span text:style-name="T77">tartalmazza a tesztesetek elvárt kimenetét.</text:span></text:p>
      <text:p text:style-name="P63"><text:span text:style-name="T61">test_one.sh</text:span><text:span text:style-name="T54">:</text:span></text:p>
      <text:p text:style-name="P65">./mfq.py &lt; tests/input/$1 | diff -s tests/expected/$1 -</text:p>
      <text:p text:style-name="P61"><text:span text:style-name="T78">Elindítja a python programot az első parancssori argumentumként kapott nevű fájlt átirányítva a standard bemenetére</text:span><text:span text:style-name="T76">. </text:span><text:span text:style-name="T78">A kimenetet átadja a diff parancsnak, amely összehasonlítja az ugyanolyan nevű elvárt kimenet fájljával, amit a python programtól kapott. Ha megegyezik, kiírja az egyezés tényét (-s).</text:span></text:p>
      <text:p text:style-name="P62"><text:span text:style-name="T61">test_</text:span><text:span text:style-name="T62">all</text:span><text:span text:style-name="T61">.sh</text:span><text:span text:style-name="T54">:</text:span></text:p>
      <text:p text:style-name="P66">for f in tests/input/*</text:p>
      <text:p text:style-name="P66">do</text:p>
      <text:p text:style-name="P66">./test_one.sh `basename $f`</text:p>
      <text:p text:style-name="P66">done</text:p>
      <text:p text:style-name="P61"><text:span text:style-name="T78">Elindítja a </text:span><text:span text:style-name="T79">test_one.sh</text:span><text:span text:style-name="T78"> programot </text:span><text:span text:style-name="T79">az összes tests/input mappában található fájl nevével meghívva.</text:span></text:p>
      <text:p text:style-name="P54"/>
      <text:p text:style-name="P54"/>
      <text:h text:style-name="P2" text:outline-level="4">Források</text:h>
      <text:p text:style-name="P53"><text:span text:style-name="T68">[</text:span>1.<text:span text:style-name="T68">]</text:span> <text:a xlink:type="simple" xlink:href="https://pages.cs.wisc.edu/~remzi/OSTEP/cpu-sched-mlfq.pdf" text:style-name="Internet_20_link" text:visited-style-name="Visited_20_Internet_20_Link">https://pages.cs.wisc.edu/~remzi/OSTEP/cpu-sched-mlfq.pdf</text:a></text:p>
      <text:p text:style-name="P64">Ez a cikk a <text:a xlink:type="simple" xlink:href="https://pages.cs.wisc.edu/~remzi/OSTEP/" text:style-name="Internet_20_link" text:visited-style-name="Visited_20_Internet_20_Link">https://pages.cs.wisc.edu/~remzi/OSTEP/</text:a> honlapról származik, <text:span text:style-name="T69">és az MFQ ütemezők működését építi fel fokozatosan. Tartozik hozzá egy Python kód is (</text:span><text:a xlink:type="simple" xlink:href="https://github.com/remzi-arpacidusseau/ostep-homework/blob/master/cpu-sched-mlfq/mlfq.py" text:style-name="Internet_20_link" text:visited-style-name="Visited_20_Internet_20_Link"><text:span text:style-name="T69">https://github.com/remzi-arpacidusseau/ostep-homework/blob/master/cpu-sched-mlfq/mlfq.py</text:span></text:a><text:span text:style-name="T69">), melyet nem használtam a feladat elkészítése során.</text:span></text:p>
      <text:p text:style-name="P58">[2.] <text:a xlink:type="simple" xlink:href="https://en.wikipedia.org/wiki/Multilevel_feedback_queue" text:style-name="Internet_20_link" text:visited-style-name="Visited_20_Internet_20_Link">https://en.wikipedia.org/wiki/Multilevel_feedback_queue</text:a>, az algoritmus áttekintéséhez</text:p>
      <text:p text:style-name="P58"/>
      <text:p text:style-name="P58">Előadásdiák: a konkrét paraméterértékek (szintek, időszeletek), és az algoritmus főbb koncepciói (I/O növeli a prioritást)</text:p>
      <text:p text:style-name="P24"/>
      <text:p text:style-name="P58">A tárgy moodle oldalán található „fakultatív feladat: többszintű ütemező megvalósítása”: a feladatleírás szövege, és a szerkezete jelentős részben innét származi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7:31:33.481153240</meta:creation-date>
    <dc:date>2023-07-16T20:00:20.221646301</dc:date>
    <meta:editing-duration>PT10H33M24S</meta:editing-duration>
    <meta:editing-cycles>130</meta:editing-cycles>
    <meta:generator>LibreOffice/7.3.7.2$Linux_X86_64 LibreOffice_project/30$Build-2</meta:generator>
    <meta:document-statistic meta:table-count="0" meta:image-count="0" meta:object-count="0" meta:page-count="5" meta:paragraph-count="123" meta:word-count="1505" meta:character-count="10572" meta:non-whitespace-character-count="8871"/>
  </office:meta>
</office:document-meta>
</file>